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a9b7c6"/>
    </style:style>
    <style:style style:name="P2" style:family="paragraph" style:parent-style-name="Preformatted_20_Text">
      <style:text-properties fo:color="#a9b7c6" style:font-name="Source Code Pro" fo:font-size="10.5pt"/>
    </style:style>
    <style:style style:name="P3" style:family="paragraph" style:parent-style-name="Preformatted_20_Text">
      <style:text-properties fo:color="#808080"/>
    </style:style>
    <style:style style:name="P4" style:family="paragraph" style:parent-style-name="Preformatted_20_Text">
      <style:text-properties fo:color="#808080" style:font-name="Source Code Pro" fo:font-size="10.5pt"/>
    </style:style>
    <style:style style:name="P5" style:family="paragraph" style:parent-style-name="Preformatted_20_Text">
      <style:paragraph-properties fo:text-align="start" style:justify-single-word="false"/>
      <style:text-properties fo:color="#808080" style:font-name="Source Code Pro" fo:font-size="10.5pt" style:text-underline-style="none" fo:font-weight="normal" officeooo:rsid="003ba4f4" officeooo:paragraph-rsid="003ba4f4" style:font-weight-asian="normal" style:font-weight-complex="normal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e8bf6a" style:font-name="Source Code Pro" fo:font-size="10.5pt"/>
    </style:style>
    <style:style style:name="P7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8" style:family="paragraph" style:parent-style-name="Preformatted_20_Text">
      <style:paragraph-properties fo:margin-top="0in" fo:margin-bottom="0.1965in" loext:contextual-spacing="false"/>
      <style:text-properties fo:color="#a9b7c6" style:font-name="Source Code Pro" fo:font-size="10.5pt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78de" officeooo:paragraph-rsid="000378d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6fa6" officeooo:paragraph-rsid="00076fa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8764" officeooo:paragraph-rsid="000a876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5bfd" officeooo:paragraph-rsid="00125bf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1a51" officeooo:paragraph-rsid="00161a5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2340" officeooo:paragraph-rsid="0026234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ba4f4" officeooo:paragraph-rsid="003ba4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e0a9f" officeooo:paragraph-rsid="003e0a9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56e49" officeooo:paragraph-rsid="00456e49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4d4bfb" officeooo:paragraph-rsid="004d4bf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6465bb" officeooo:paragraph-rsid="0065b18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65e9c" officeooo:paragraph-rsid="00765e9c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76451" officeooo:paragraph-rsid="00776451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7874fd" officeooo:paragraph-rsid="007874fd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7deeea" officeooo:paragraph-rsid="007deee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60ce2" officeooo:paragraph-rsid="00060ce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a8764" officeooo:paragraph-rsid="000a876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08820" officeooo:paragraph-rsid="0010882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09270" officeooo:paragraph-rsid="0020927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22e5b7" officeooo:paragraph-rsid="0022e5b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3ba4f4" officeooo:paragraph-rsid="003ba4f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444653" officeooo:paragraph-rsid="00444653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4a0b02" officeooo:paragraph-rsid="004a0b0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3c60f" officeooo:paragraph-rsid="0013c60f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5b0200" officeooo:paragraph-rsid="005b020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75863e" officeooo:paragraph-rsid="0075863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76d62b" officeooo:paragraph-rsid="0076d62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776451" officeooo:paragraph-rsid="00776451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209270"/>
    </style:style>
    <style:style style:name="P38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aecf" officeooo:paragraph-rsid="0004aecf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60ce2" officeooo:paragraph-rsid="00060ce2" style:font-weight-asian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8da7e" officeooo:paragraph-rsid="0008da7e" style:font-weight-asian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a8764" officeooo:paragraph-rsid="000a8764" style:font-weight-asian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b3a6d" officeooo:paragraph-rsid="000b3a6d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cd765" officeooo:paragraph-rsid="000cd765" style:font-weight-asian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d6716" officeooo:paragraph-rsid="000d6716" style:font-weight-asian="normal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f3c12" officeooo:paragraph-rsid="000f3c12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08820" officeooo:paragraph-rsid="00108820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c60f" officeooo:paragraph-rsid="0013c60f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47bab" officeooo:paragraph-rsid="00147bab" style:font-weight-asian="normal" style:font-weight-complex="normal"/>
    </style:style>
    <style:style style:name="P49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74db4" officeooo:paragraph-rsid="00174db4" style:font-weight-asian="normal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90a9d" officeooo:paragraph-rsid="00190a9d" style:font-weight-asian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b78e5" officeooo:paragraph-rsid="001b78e5" style:font-weight-asian="normal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d2dbe" officeooo:paragraph-rsid="001d2dbe" style:font-weight-asian="normal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1feed3" officeooo:paragraph-rsid="001feed3" style:font-weight-asian="normal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0fd3d" officeooo:paragraph-rsid="0020fd3d" style:font-weight-asian="normal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2e5b7" officeooo:paragraph-rsid="0022e5b7" style:font-weight-asian="normal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22e5b7" officeooo:paragraph-rsid="0023ff8e" style:font-weight-asian="normal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adcac" officeooo:paragraph-rsid="002adcac" style:font-weight-asian="normal" style:font-weight-complex="normal"/>
    </style:style>
    <style:style style:name="P5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b2cc8" officeooo:paragraph-rsid="002b2cc8" style:font-weight-asian="normal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f4747" officeooo:paragraph-rsid="002f4747" style:font-weight-asian="normal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2f4747" officeooo:paragraph-rsid="0031b290" style:font-weight-asian="normal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0097c" officeooo:paragraph-rsid="0030097c" style:font-weight-asian="normal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53e31" officeooo:paragraph-rsid="00353e31" style:font-weight-asian="normal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568d0" officeooo:paragraph-rsid="003568d0" style:font-weight-asian="normal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5e04e" officeooo:paragraph-rsid="0035e04e" style:font-weight-asian="normal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94548" officeooo:paragraph-rsid="00394548" style:font-weight-asian="normal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b3793" officeooo:paragraph-rsid="003b3793" style:font-weight-asian="normal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ba4f4" officeooo:paragraph-rsid="003ba4f4" style:font-weight-asian="normal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3db613" officeooo:paragraph-rsid="003db613" style:font-weight-asian="normal" style:font-weight-complex="normal"/>
    </style:style>
    <style:style style:name="P69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04862" officeooo:paragraph-rsid="00404862" style:font-weight-asian="normal" style:font-weight-complex="normal"/>
    </style:style>
    <style:style style:name="P70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16a57" officeooo:paragraph-rsid="00416a57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2579c" officeooo:paragraph-rsid="0042579c" style:font-weight-asian="normal" style:font-weight-complex="normal"/>
    </style:style>
    <style:style style:name="P72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444653" officeooo:paragraph-rsid="00444653" style:font-weight-asian="normal" style:font-weight-complex="normal"/>
    </style:style>
    <style:style style:name="P73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5f24e" officeooo:paragraph-rsid="0045f24e" style:font-weight-asian="normal" style:font-weight-complex="normal"/>
    </style:style>
    <style:style style:name="P74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56e49" officeooo:paragraph-rsid="00456e49" style:font-weight-asian="normal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5fbd1" officeooo:paragraph-rsid="0045fbd1" style:font-weight-asian="normal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71c7e" officeooo:paragraph-rsid="00471c7e" style:font-weight-asian="normal" style:font-weight-complex="normal"/>
    </style:style>
    <style:style style:name="P77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863ac" officeooo:paragraph-rsid="004863ac" style:font-weight-asian="normal" style:font-weight-complex="normal"/>
    </style:style>
    <style:style style:name="P78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4a0b02" officeooo:paragraph-rsid="004a0b02" style:font-weight-asian="normal" style:font-weight-complex="normal"/>
    </style:style>
    <style:style style:name="P79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21a43" officeooo:paragraph-rsid="00521a43" style:font-weight-asian="normal" style:font-weight-complex="normal"/>
    </style:style>
    <style:style style:name="P80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25b99" officeooo:paragraph-rsid="00525b99" style:font-weight-asian="normal" style:font-weight-complex="normal"/>
    </style:style>
    <style:style style:name="P81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525b99" officeooo:paragraph-rsid="0067b211" style:font-weight-asian="normal" style:font-weight-complex="normal"/>
    </style:style>
    <style:style style:name="P82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35ede" officeooo:paragraph-rsid="00535ede" style:font-weight-asian="normal" style:font-weight-complex="normal"/>
    </style:style>
    <style:style style:name="P83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4cea3" officeooo:paragraph-rsid="0054cea3" style:font-weight-asian="normal" style:font-weight-complex="normal"/>
    </style:style>
    <style:style style:name="P84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60871f" officeooo:paragraph-rsid="0060871f" style:font-weight-asian="normal" style:font-weight-complex="normal"/>
    </style:style>
    <style:style style:name="P85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889d8" officeooo:paragraph-rsid="005889d8" style:font-weight-asian="normal" style:font-weight-complex="normal"/>
    </style:style>
    <style:style style:name="P86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992f9" officeooo:paragraph-rsid="005992f9" style:font-weight-asian="normal" style:font-weight-complex="normal"/>
    </style:style>
    <style:style style:name="P87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628524" officeooo:paragraph-rsid="00628524" style:font-weight-asian="normal" style:font-weight-complex="normal"/>
    </style:style>
    <style:style style:name="P88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aab53" officeooo:paragraph-rsid="005aab53" style:font-weight-asian="normal" style:font-weight-complex="normal"/>
    </style:style>
    <style:style style:name="P89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aab53" officeooo:paragraph-rsid="00628524" style:font-weight-asian="normal" style:font-weight-complex="normal"/>
    </style:style>
    <style:style style:name="P90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ab25f" officeooo:paragraph-rsid="005ab25f" style:font-weight-asian="normal" style:font-weight-complex="normal"/>
    </style:style>
    <style:style style:name="P91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5b0200" officeooo:paragraph-rsid="005b0200" style:font-weight-asian="normal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62b6d2" officeooo:paragraph-rsid="0062b6d2" style:font-weight-asian="normal" style:font-weight-complex="normal"/>
    </style:style>
    <style:style style:name="P93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7b211" officeooo:paragraph-rsid="0067b211" style:font-weight-asian="normal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80595" officeooo:paragraph-rsid="00680595" style:font-weight-asian="normal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876a0" officeooo:paragraph-rsid="006876a0" style:font-weight-asian="normal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9bdde" officeooo:paragraph-rsid="0069bdde" style:font-weight-asian="normal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8ef52" officeooo:paragraph-rsid="0068ef52" style:font-weight-asian="normal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6ed831" officeooo:paragraph-rsid="006ed831" style:font-weight-asian="normal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094e3" officeooo:paragraph-rsid="007094e3" style:font-weight-asian="normal" style:font-weight-complex="normal"/>
    </style:style>
    <style:style style:name="P100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224cf" officeooo:paragraph-rsid="007224cf" style:font-weight-asian="normal" style:font-weight-complex="normal"/>
    </style:style>
    <style:style style:name="P101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3dda5" officeooo:paragraph-rsid="0073dda5" style:font-weight-asian="normal" style:font-weight-complex="normal"/>
    </style:style>
    <style:style style:name="P102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5863e" officeooo:paragraph-rsid="0075863e" style:font-weight-asian="normal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76d62b" officeooo:paragraph-rsid="0076d62b" style:font-weight-asian="normal" style:font-weight-complex="normal"/>
    </style:style>
    <style:style style:name="P104" style:family="paragraph" style:parent-style-name="Standard" style:list-style-name="L13">
      <style:paragraph-properties fo:text-align="start" style:justify-single-word="false"/>
      <style:text-properties style:text-underline-style="none" fo:font-weight="normal" officeooo:rsid="00776451" officeooo:paragraph-rsid="00776451" style:font-weight-asian="normal" style:font-weight-complex="normal"/>
    </style:style>
    <style:style style:name="P105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7874fd" officeooo:paragraph-rsid="007874fd" style:font-weight-asian="normal" style:font-weight-complex="normal"/>
    </style:style>
    <style:style style:name="P106" style:family="paragraph" style:parent-style-name="Standard" style:list-style-name="L14">
      <style:paragraph-properties fo:text-align="start" style:justify-single-word="false"/>
      <style:text-properties style:text-underline-style="none" fo:font-weight="normal" officeooo:rsid="0079d14e" officeooo:paragraph-rsid="007a8d21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text-underline-style="none" fo:font-weight="normal" officeooo:rsid="007c7218" officeooo:paragraph-rsid="007c7218" style:font-weight-asian="normal" style:font-weight-complex="normal"/>
    </style:style>
    <style:style style:name="P108" style:family="paragraph" style:parent-style-name="Standard" style:list-style-name="L15">
      <style:paragraph-properties fo:text-align="start" style:justify-single-word="false"/>
      <style:text-properties style:text-underline-style="none" fo:font-weight="normal" officeooo:rsid="007f86f3" officeooo:paragraph-rsid="007f86f3" style:font-weight-asian="normal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normal" officeooo:rsid="0013c60f" officeooo:paragraph-rsid="0013c60f" style:font-weight-asian="normal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style:text-underline-style="solid" style:text-underline-width="auto" style:text-underline-color="font-color" fo:font-weight="normal" officeooo:rsid="007874fd" officeooo:paragraph-rsid="007874fd" style:font-weight-asian="normal" style:font-weight-complex="normal"/>
    </style:style>
    <style:style style:name="P111" style:family="paragraph" style:parent-style-name="Standard" style:list-style-name="L14">
      <style:paragraph-properties fo:text-align="start" style:justify-single-word="false"/>
      <style:text-properties style:text-underline-style="solid" style:text-underline-width="auto" style:text-underline-color="font-color" fo:font-weight="normal" officeooo:rsid="007a8d21" officeooo:paragraph-rsid="007a8d21" style:font-weight-asian="normal" style:font-weight-complex="normal"/>
    </style:style>
    <style:style style:name="P112" style:family="paragraph" style:parent-style-name="Standard" style:list-style-name="L14">
      <style:paragraph-properties fo:text-align="start" style:justify-single-word="false"/>
      <style:text-properties style:text-underline-style="solid" style:text-underline-width="auto" style:text-underline-color="font-color" fo:font-weight="normal" officeooo:rsid="007c7218" officeooo:paragraph-rsid="007c7218" style:font-weight-asian="normal" style:font-weight-complex="normal"/>
    </style:style>
    <style:style style:name="P113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465bb" officeooo:paragraph-rsid="0065b18d" style:font-weight-asian="bold" style:font-weight-complex="bold"/>
    </style:style>
    <style:style style:name="P114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7b211" officeooo:paragraph-rsid="0067b211" style:font-weight-asian="bold" style:font-weight-complex="bold"/>
    </style:style>
    <style:style style:name="P115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876a0" officeooo:paragraph-rsid="006ba1b4" style:font-weight-asian="bold" style:font-weight-complex="bold"/>
    </style:style>
    <style:style style:name="P116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876a0" officeooo:paragraph-rsid="006876a0" style:font-weight-asian="bold" style:font-weight-complex="bold"/>
    </style:style>
    <style:style style:name="P117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d96b3" officeooo:paragraph-rsid="006d96b3" style:font-weight-asian="bold" style:font-weight-complex="bold"/>
    </style:style>
    <style:style style:name="P118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c37f3" officeooo:paragraph-rsid="006c37f3" style:font-weight-asian="bold" style:font-weight-complex="bold"/>
    </style:style>
    <style:style style:name="P119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6ed831" officeooo:paragraph-rsid="006ed831" style:font-weight-asian="bold" style:font-weight-complex="bold"/>
    </style:style>
    <style:style style:name="P120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7224cf" officeooo:paragraph-rsid="007224cf" style:font-weight-asian="bold" style:font-weight-complex="bold"/>
    </style:style>
    <style:style style:name="P121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officeooo:rsid="0073dda5" officeooo:paragraph-rsid="0073dda5" style:font-weight-asian="bold" style:font-weight-complex="bold"/>
    </style:style>
    <style:style style:name="P122" style:family="paragraph" style:parent-style-name="Standard" style:list-style-name="L7">
      <style:paragraph-properties fo:text-align="start" style:justify-single-word="false"/>
      <style:text-properties fo:color="#808080" style:font-name="Source Code Pro" fo:font-size="10.5pt" style:text-underline-style="solid" style:text-underline-width="auto" style:text-underline-color="font-color" fo:font-weight="bold" officeooo:rsid="0042579c" officeooo:paragraph-rsid="0042579c" style:font-weight-asian="bold" style:font-weight-complex="bold"/>
    </style:style>
    <style:style style:name="P123" style:family="paragraph" style:parent-style-name="Preformatted_20_Text" style:list-style-name="L8">
      <style:paragraph-properties fo:text-align="start" style:justify-single-word="false"/>
      <style:text-properties fo:color="#808080" style:font-name="Source Code Pro" fo:font-size="10.5pt" style:text-underline-style="solid" style:text-underline-width="auto" style:text-underline-color="font-color" fo:font-weight="bold" officeooo:rsid="003e0a9f" officeooo:paragraph-rsid="003e0a9f" style:font-weight-asian="bold" style:font-weight-complex="bold"/>
    </style:style>
    <style:style style:name="P124" style:family="paragraph" style:parent-style-name="Preformatted_20_Text" style:list-style-name="L8">
      <style:paragraph-properties fo:text-align="start" style:justify-single-word="false"/>
      <style:text-properties fo:color="#808080" style:font-name="Source Code Pro" fo:font-size="10.5pt" style:text-underline-style="solid" style:text-underline-width="auto" style:text-underline-color="font-color" fo:font-weight="bold" officeooo:rsid="0042579c" officeooo:paragraph-rsid="0042579c" style:font-weight-asian="bold" style:font-weight-complex="bold"/>
    </style:style>
    <style:style style:name="P125" style:family="paragraph" style:parent-style-name="Preformatted_20_Text" style:list-style-name="L8">
      <style:paragraph-properties fo:text-align="start" style:justify-single-word="false"/>
      <style:text-properties fo:color="#a9b7c6" style:font-name="Source Code Pro" fo:font-size="10.5pt" style:text-underline-style="solid" style:text-underline-width="auto" style:text-underline-color="font-color" fo:font-weight="bold" officeooo:rsid="003e0a9f" officeooo:paragraph-rsid="003e0a9f" style:font-weight-asian="bold" style:font-weight-complex="bold"/>
    </style:style>
    <style:style style:name="P126" style:family="paragraph" style:parent-style-name="Preformatted_20_Text" style:list-style-name="L12">
      <style:paragraph-properties fo:text-align="start" style:justify-single-word="false"/>
      <style:text-properties fo:color="#000000" style:font-name="Source Code Pro" fo:font-size="10.5pt" style:text-underline-style="none" fo:font-weight="normal" officeooo:rsid="0076d62b" officeooo:paragraph-rsid="0076d62b" style:font-weight-asian="normal" style:font-weight-complex="normal"/>
    </style:style>
    <style:style style:name="T1" style:family="text">
      <style:text-properties officeooo:rsid="000cd765"/>
    </style:style>
    <style:style style:name="T2" style:family="text">
      <style:text-properties officeooo:rsid="00125bf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9270" style:font-weight-asian="normal" style:font-weight-complex="normal"/>
    </style:style>
    <style:style style:name="T6" style:family="text">
      <style:text-properties style:text-underline-style="none" fo:font-weight="normal" officeooo:rsid="00525b99" style:font-weight-asian="normal" style:font-weight-complex="normal"/>
    </style:style>
    <style:style style:name="T7" style:family="text">
      <style:text-properties style:text-underline-style="none" fo:font-weight="normal" officeooo:rsid="0069bdde" style:font-weight-asian="normal" style:font-weight-complex="normal"/>
    </style:style>
    <style:style style:name="T8" style:family="text">
      <style:text-properties style:text-underline-style="none" fo:font-weight="normal" officeooo:rsid="006ad8ef" style:font-weight-asian="normal" style:font-weight-complex="normal"/>
    </style:style>
    <style:style style:name="T9" style:family="text">
      <style:text-properties style:text-underline-style="none" fo:font-weight="normal" officeooo:rsid="006ba1b4" style:font-weight-asian="normal" style:font-weight-complex="normal"/>
    </style:style>
    <style:style style:name="T10" style:family="text">
      <style:text-properties style:text-underline-style="none" fo:font-weight="normal" officeooo:rsid="006d2e58" style:font-weight-asian="normal" style:font-weight-complex="normal"/>
    </style:style>
    <style:style style:name="T11" style:family="text">
      <style:text-properties style:text-underline-style="none" fo:font-weight="normal" officeooo:rsid="006e07c6" style:font-weight-asian="normal" style:font-weight-complex="normal"/>
    </style:style>
    <style:style style:name="T12" style:family="text">
      <style:text-properties style:text-underline-style="none" fo:font-weight="normal" officeooo:rsid="0072898d" style:font-weight-asian="normal" style:font-weight-complex="normal"/>
    </style:style>
    <style:style style:name="T13" style:family="text">
      <style:text-properties style:text-underline-style="none" officeooo:rsid="0079c335"/>
    </style:style>
    <style:style style:name="T14" style:family="text">
      <style:text-properties style:text-underline-style="none" officeooo:rsid="0079d14e"/>
    </style:style>
    <style:style style:name="T15" style:family="text">
      <style:text-properties officeooo:rsid="001ab273"/>
    </style:style>
    <style:style style:name="T16" style:family="text">
      <style:text-properties officeooo:rsid="001d388d"/>
    </style:style>
    <style:style style:name="T17" style:family="text">
      <style:text-properties officeooo:rsid="001ee4e1"/>
    </style:style>
    <style:style style:name="T18" style:family="text">
      <style:text-properties style:font-name="Source Code Pro" fo:font-size="10.5pt"/>
    </style:style>
    <style:style style:name="T19" style:family="text">
      <style:text-properties fo:color="#e8bf6a"/>
    </style:style>
    <style:style style:name="T20" style:family="text">
      <style:text-properties fo:color="#e8bf6a" style:font-name="Source Code Pro" fo:font-size="10.5pt"/>
    </style:style>
    <style:style style:name="T21" style:family="text">
      <style:text-properties fo:color="#bababa" style:font-name="Source Code Pro" fo:font-size="10.5pt"/>
    </style:style>
    <style:style style:name="T22" style:family="text">
      <style:text-properties fo:color="#bababa" style:font-name="Source Code Pro" fo:font-size="10.5pt" fo:background-color="#344134" loext:char-shading-value="0"/>
    </style:style>
    <style:style style:name="T23" style:family="text">
      <style:text-properties fo:color="#6a8759" style:font-name="Source Code Pro" fo:font-size="10.5pt"/>
    </style:style>
    <style:style style:name="T24" style:family="text">
      <style:text-properties officeooo:rsid="00238416"/>
    </style:style>
    <style:style style:name="T25" style:family="text">
      <style:text-properties officeooo:rsid="0023ff8e"/>
    </style:style>
    <style:style style:name="T26" style:family="text">
      <style:text-properties officeooo:rsid="002c0dd0"/>
    </style:style>
    <style:style style:name="T27" style:family="text">
      <style:text-properties officeooo:rsid="002f4747"/>
    </style:style>
    <style:style style:name="T28" style:family="text">
      <style:text-properties officeooo:rsid="00317d8b"/>
    </style:style>
    <style:style style:name="T29" style:family="text">
      <style:text-properties officeooo:rsid="0035bf4d"/>
    </style:style>
    <style:style style:name="T30" style:family="text">
      <style:text-properties officeooo:rsid="0039e7ff"/>
    </style:style>
    <style:style style:name="T31" style:family="text">
      <style:text-properties fo:color="#cc7832"/>
    </style:style>
    <style:style style:name="T32" style:family="text">
      <style:text-properties fo:color="#cc7832" style:font-name="Source Code Pro" fo:font-size="10.5pt"/>
    </style:style>
    <style:style style:name="T33" style:family="text">
      <style:text-properties fo:color="#9876aa"/>
    </style:style>
    <style:style style:name="T34" style:family="text">
      <style:text-properties fo:color="#9876aa" fo:font-style="italic"/>
    </style:style>
    <style:style style:name="T35" style:family="text">
      <style:text-properties fo:color="#9876aa" style:font-name="Source Code Pro" fo:font-size="10.5pt"/>
    </style:style>
    <style:style style:name="T36" style:family="text">
      <style:text-properties fo:color="#9876aa" style:font-name="Source Code Pro" fo:font-size="10.5pt" fo:font-style="italic"/>
    </style:style>
    <style:style style:name="T37" style:family="text">
      <style:text-properties fo:color="#808080"/>
    </style:style>
    <style:style style:name="T38" style:family="text">
      <style:text-properties fo:color="#808080" style:font-name="Source Code Pro" fo:font-size="10.5pt"/>
    </style:style>
    <style:style style:name="T39" style:family="text">
      <style:text-properties fo:color="#a8c023"/>
    </style:style>
    <style:style style:name="T40" style:family="text">
      <style:text-properties fo:color="#a8c023" fo:font-style="italic"/>
    </style:style>
    <style:style style:name="T41" style:family="text">
      <style:text-properties fo:color="#a8c023" style:font-name="Source Code Pro" fo:font-size="10.5pt" fo:font-style="italic"/>
    </style:style>
    <style:style style:name="T42" style:family="text">
      <style:text-properties officeooo:rsid="0045f24e"/>
    </style:style>
    <style:style style:name="T43" style:family="text">
      <style:text-properties officeooo:rsid="004bf4df"/>
    </style:style>
    <style:style style:name="T44" style:family="text">
      <style:text-properties officeooo:rsid="00535ede"/>
    </style:style>
    <style:style style:name="T45" style:family="text">
      <style:text-properties officeooo:rsid="00607b10"/>
    </style:style>
    <style:style style:name="T46" style:family="text">
      <style:text-properties officeooo:rsid="0060871f"/>
    </style:style>
    <style:style style:name="T47" style:family="text">
      <style:text-properties officeooo:rsid="00628524"/>
    </style:style>
    <style:style style:name="T48" style:family="text">
      <style:text-properties fo:background-color="#344134" loext:char-shading-value="0"/>
    </style:style>
    <style:style style:name="T49" style:family="text">
      <style:text-properties fo:font-style="italic"/>
    </style:style>
    <style:style style:name="T50" style:family="text">
      <style:text-properties officeooo:rsid="0079d14e"/>
    </style:style>
    <style:style style:name="T51" style:family="text">
      <style:text-properties style:text-underline-style="solid" style:text-underline-width="auto" style:text-underline-color="font-color" officeooo:rsid="007a8d21"/>
    </style:style>
    <style:style style:name="T52" style:family="text">
      <style:text-properties officeooo:rsid="007a8d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sson 4: Intents</text:p>
      <text:p text:style-name="P9"/>
      <text:list xml:id="list2481333791806276846" text:style-name="L1">
        <text:list-item>
          <text:p text:style-name="P38">last class: Recycler view for screen layout</text:p>
        </text:list-item>
        <text:list-item>
          <text:p text:style-name="P39">now: structure of app and app navigation</text:p>
          <text:list>
            <text:list-item>
              <text:p text:style-name="P39">activities</text:p>
            </text:list-item>
            <text:list-item>
              <text:p text:style-name="P39">intent framework</text:p>
            </text:list-item>
            <text:list-item>
              <text:p text:style-name="P39">using activities from other apps in your own</text:p>
            </text:list-item>
          </text:list>
        </text:list-item>
      </text:list>
      <text:p text:style-name="P24"/>
      <text:p text:style-name="P10">Sunshine App UX Mocks</text:p>
      <text:p text:style-name="P10"/>
      <text:list xml:id="list4632262346623248540" text:style-name="L2">
        <text:list-item>
          <text:p text:style-name="P40">sunshine has a recycler view. But it’s plane</text:p>
        </text:list-item>
        <text:list-item>
          <text:p text:style-name="P40">the final version of sunshine links to a new page when you click a list item</text:p>
        </text:list-item>
        <text:list-item>
          <text:p text:style-name="P40">this lesson:</text:p>
          <text:list>
            <text:list-item>
              <text:p text:style-name="P41">moving tween activities</text:p>
            </text:list-item>
            <text:list-item>
              <text:p text:style-name="P41">passing data tween activities</text:p>
            </text:list-item>
          </text:list>
        </text:list-item>
      </text:list>
      <text:p text:style-name="P25"/>
      <text:p text:style-name="P11">Intents Framework</text:p>
      <text:p text:style-name="P11"/>
      <text:list xml:id="list4880093766001023320" text:style-name="L3">
        <text:list-item>
          <text:p text:style-name="P42"><text:s/><text:span text:style-name="T1">splitting up info based on the action the user wants to do <text:s/></text:span>make it easier for coders and users</text:p>
          <text:list>
            <text:list-item>
              <text:p text:style-name="P43">switching screens</text:p>
            </text:list-item>
          </text:list>
        </text:list-item>
        <text:list-item>
          <text:p text:style-name="P44">starting one activity from another:</text:p>
          <text:list>
            <text:list-item>
              <text:p text:style-name="P45">use an intent to request an action take place</text:p>
              <text:list>
                <text:list-item>
                  <text:p text:style-name="P45">action examples: starting a new activity, picking a photo from the galary, making a phone call</text:p>
                </text:list-item>
              </text:list>
            </text:list-item>
            <text:list-item>
              <text:p text:style-name="P46">intents are like envelopes:</text:p>
              <text:list>
                <text:list-item>
                  <text:p text:style-name="P46">they are addressed to different components</text:p>
                </text:list-item>
                <text:list-item>
                  <text:p text:style-name="P46">can transfer some data between components</text:p>
                  <text:list>
                    <text:list-item>
                      <text:p text:style-name="P46">packaged as “extras” which are primitive tuples</text:p>
                    </text:list-item>
                  </text:list>
                </text:list-item>
              </text:list>
            </text:list-item>
            <text:list-item>
              <text:p text:style-name="P46">intents can be read by app components that receive and open the intent</text:p>
            </text:list-item>
          </text:list>
        </text:list-item>
        <text:list-item>
          <text:p text:style-name="P46"><text:s/><text:span text:style-name="T2">Explicit intents use the name of something?</text:span></text:p>
        </text:list-item>
      </text:list>
      <text:p text:style-name="P26"/>
      <text:p text:style-name="P12">Introducing Explicit Intent Toy APP</text:p>
      <text:p text:style-name="P12"/>
      <text:list xml:id="list8001748633045838093" text:style-name="L4">
        <text:list-item>
          <text:p text:style-name="P109">Example<text:span text:style-name="T3">: 2 communicating intents.</text:span></text:p>
          <text:list>
            <text:list-item>
              <text:p text:style-name="P47">One were information is typed in </text:p>
            </text:list-item>
            <text:list-item>
              <text:p text:style-name="P47">one where the information is displayed</text:p>
            </text:list-item>
            <text:list-item>
              <text:p text:style-name="P48">the information is transmitted with an explicit intent</text:p>
            </text:list-item>
          </text:list>
        </text:list-item>
      </text:list>
      <text:p text:style-name="P32"/>
      <text:p text:style-name="P13">Creating an Activity</text:p>
      <text:p text:style-name="P13"/>
      <text:list xml:id="list7018230955849424641" text:style-name="L5">
        <text:list-item>
          <text:p text:style-name="P49">In this lesson, we’re setting up the 2 activities that communicate in the above example</text:p>
          <text:list>
            <text:list-item>
              <text:p text:style-name="P50">later, we’ll <text:span text:style-name="T15">add intents to the app</text:span></text:p>
            </text:list-item>
          </text:list>
        </text:list-item>
        <text:list-item>
          <text:p text:style-name="P51">steps:</text:p>
          <text:list>
            <text:list-item>
              <text:p text:style-name="P51">create a new activity by right clicking on main activity</text:p>
              <text:list>
                <text:list-item>
                  <text:p text:style-name="P51">This also adds a new xml file corresponding to the activity.</text:p>
                  <text:list>
                    <text:list-item>
                      <text:p text:style-name="P52">A<text:span text:style-name="T17">d</text:span>d <text:span text:style-name="T16">whatever elements you want in your activity to this xml (text views...)</text:span></text:p>
                    </text:list-item>
                  </text:list>
                </text:list-item>
              </text:list>
            </text:list-item>
            <text:list-item>
              <text:p text:style-name="P53"><text:soft-page-break/>this also creates a new java class for the activity. This activity will interact with its java code!</text:p>
              <text:list>
                <text:list-item>
                  <text:p text:style-name="P54">Remember, make variables as class variables, but actually assign them in onCreate</text:p>
                </text:list-item>
              </text:list>
            </text:list-item>
          </text:list>
        </text:list-item>
        <text:list-item>
          <text:p text:style-name="P53">You also need to do some stuff in your manifest. </text:p>
          <text:list>
            <text:list-item>
              <text:p text:style-name="P53">Like making the new activity a subclass of whatever called it.</text:p>
            </text:list-item>
          </text:list>
        </text:list-item>
      </text:list>
      <text:p text:style-name="P37"><text:span text:style-name="T5"><text:tab/><text:tab/></text:span><text:span text:style-name="T20">&lt;meta-data</text:span></text:p>
      <text:p text:style-name="P1"><text:span text:style-name="T19"><text:s text:c="4"/></text:span><text:span text:style-name="T22">android</text:span><text:span text:style-name="T21">:name=</text:span><text:span text:style-name="T23">"android.support.PARENT_ACTIVITY"</text:span><text:span text:style-name="T20">&gt;</text:span><text:span text:style-name="T18">.MainActivity</text:span></text:p>
      <text:p text:style-name="P6">&lt;/meta-data&gt;</text:p>
      <text:p text:style-name="P27"/>
      <text:list xml:id="list110622442842651" text:continue-numbering="true" text:style-name="L5">
        <text:list-item>
          <text:p text:style-name="P55">If you want to switch which activity is launched upon start from main activity to another activity:</text:p>
          <text:list>
            <text:list-item>
              <text:p text:style-name="P56">move th<text:span text:style-name="T25">e following intent filter to the other activity’s definition in the manifest.</text:span></text:p>
              <text:p text:style-name="P56"><text:s/>&lt;intent-filter&gt;</text:p>
              <text:list>
                <text:list-header>
                  <text:p text:style-name="P55">&lt;action android:name=”android.intent.action.MAIN”/&gt; </text:p>
                  <text:p text:style-name="P55">&lt;category android:name=”android.intent.category.LAUNCHER”/<text:span text:style-name="T24">&gt;</text:span></text:p>
                  <text:p text:style-name="P55">&lt;/intent-filter&gt;</text:p>
                </text:list-header>
              </text:list>
            </text:list-item>
          </text:list>
        </text:list-item>
      </text:list>
      <text:p text:style-name="P28"/>
      <text:p text:style-name="P14">creating An intent</text:p>
      <text:p text:style-name="P14"/>
      <text:list xml:id="list7813316179126203430" text:style-name="L6">
        <text:list-item>
          <text:p text:style-name="P57">to move between activities:</text:p>
          <text:list>
            <text:list-item>
              <text:p text:style-name="P57">call start activity which takes an intent as a parameter</text:p>
            </text:list-item>
          </text:list>
        </text:list-item>
        <text:list-item>
          <text:p text:style-name="P58"><text:span text:style-name="T26">I</text:span>ntents are better than simply calling a different <text:span text:style-name="T27">activity</text:span>, because:</text:p>
          <text:list>
            <text:list-item>
              <text:p text:style-name="P59">intents can send data to the called activity</text:p>
            </text:list-item>
            <text:list-item>
              <text:p text:style-name="P60"><text:span text:style-name="T28">some </text:span>intent <text:span text:style-name="T28">constructors</text:span> enable the called activity to send data back to the caller </text:p>
              <text:list>
                <text:list-item>
                  <text:p text:style-name="P60">(for example taking a picture)</text:p>
                </text:list-item>
              </text:list>
            </text:list-item>
          </text:list>
        </text:list-item>
        <text:list-item>
          <text:p text:style-name="P61"><text:a xlink:type="simple" xlink:href="https://developer.android.com/reference/android/app/Activity.html" text:style-name="Internet_20_link" text:visited-style-name="Visited_20_Internet_20_Link">https://developer.android.com/reference/android/app/Activity.html</text:a></text:p>
          <text:list>
            <text:list-item>
              <text:p text:style-name="P61">this page covers how to start an activity (and other things)</text:p>
            </text:list-item>
          </text:list>
        </text:list-item>
        <text:list-item>
          <text:p text:style-name="P62"><text:a xlink:type="simple" xlink:href="https://developer.android.com/reference/android/content/Intent.html" text:style-name="Internet_20_link" text:visited-style-name="Visited_20_Internet_20_Link">https://developer.android.com/reference/android/content/Intent.html</text:a></text:p>
          <text:list>
            <text:list-item>
              <text:p text:style-name="P62">intents and their constructors</text:p>
            </text:list-item>
          </text:list>
        </text:list-item>
        <text:list-item>
          <text:p text:style-name="P62">basic way to run an intent:</text:p>
          <text:list>
            <text:list-item>
              <text:p text:style-name="P63">create the intent <text:span text:style-name="T29">to be sent to the destinationActivity using new Intent (...)</text:span></text:p>
            </text:list-item>
            <text:list-item>
              <text:p text:style-name="P64">run startActivity(Intent(…)) to start the </text:p>
            </text:list-item>
          </text:list>
        </text:list-item>
        <text:list-item>
          <text:p text:style-name="P65">Intent constructors often take the context of the caller, because certain actions outlive the activity or <text:span text:style-name="T30">affect the app as a whole</text:span></text:p>
          <text:list>
            <text:list-item>
              <text:p text:style-name="P66">every activity extends from context. To get MainActivity’s context use:</text:p>
              <text:list>
                <text:list-item>
                  <text:p text:style-name="P66">MainActivity.this</text:p>
                </text:list-item>
              </text:list>
            </text:list-item>
          </text:list>
        </text:list-item>
        <text:list-item>
          <text:p text:style-name="P67">remember, to get a static reference to a destination activity use:</text:p>
          <text:list>
            <text:list-item>
              <text:p text:style-name="P67">ChildActivity.class</text:p>
            </text:list-item>
          </text:list>
        </text:list-item>
        <text:list-item>
          <text:p text:style-name="P68">This intent code doesn’t yet pass data from one activity to another.</text:p>
        </text:list-item>
      </text:list>
      <text:p text:style-name="P5">/*</text:p>
      <text:p text:style-name="P3"><text:s/><text:span text:style-name="T18">* Storing the Context in a variable in this case is redundant since we could have</text:span></text:p>
      <text:p text:style-name="P3"><text:s/><text:span text:style-name="T18">* just used "this" or "MainActivity.this" in the method call below. However, we</text:span></text:p>
      <text:p text:style-name="P3"><text:s/><text:span text:style-name="T18">* wanted to demonstrate what parameter we were using "MainActivity.this" for as</text:span></text:p>
      <text:p text:style-name="P3"><text:s/><text:span text:style-name="T18">* clear as possible.</text:span></text:p>
      <text:p text:style-name="P3"><text:s/><text:span text:style-name="T18">*/</text:span></text:p>
      <text:p text:style-name="P2">Context context = MainActivity.<text:span text:style-name="T31">this;</text:span></text:p>
      <text:p text:style-name="P4"><text:soft-page-break/>// TO//DO (1) Store ChildActivity.class in a Class object called destinationActivity</text:p>
      <text:p text:style-name="P2">Class destinationActivity = ChildActivity.<text:span text:style-name="T31">class;</text:span></text:p>
      <text:p text:style-name="P4">// TO//DO (2) Create an Intent to start ChildActivity</text:p>
      <text:p text:style-name="P2">Intent stIntent = <text:span text:style-name="T31">new </text:span>Intent(context<text:span text:style-name="T31">,</text:span>destinationActivity)<text:span text:style-name="T31">;</text:span></text:p>
      <text:p text:style-name="P4">// TO//DO (3) Replace the Toast with code to start ChildActivity</text:p>
      <text:p text:style-name="P8">startActivity(stIntent)<text:span text:style-name="T31">;</text:span></text:p>
      <text:p text:style-name="P29"/>
      <text:p text:style-name="P15"/>
      <text:p text:style-name="P16">Passing Data Between Activities</text:p>
      <text:p text:style-name="P16"/>
      <text:list xml:id="list7245473443346110575" text:style-name="L7">
        <text:list-item>
          <text:p text:style-name="P122">caller:</text:p>
        </text:list-item>
      </text:list>
      <text:list xml:id="list2441239638325623485" text:style-name="L8">
        <text:list-item>
          <text:p text:style-name="P123">// TO//DO (1) Retrieve the text from the EditText and store it in a variable</text:p>
        </text:list-item>
      </text:list>
      <text:p text:style-name="P8">String txt = <text:span text:style-name="T33">mNameEntry</text:span>.getText()<text:span text:style-name="T31">;</text:span></text:p>
      <text:list xml:id="list110623981164146" text:continue-numbering="true" text:style-name="L8">
        <text:list-item>
          <text:p text:style-name="P123">// TO//DO (2) Use the putExtra method to put the String from the EditText in the Intent</text:p>
        </text:list-item>
      </text:list>
      <text:p text:style-name="P8">startChildActivityIntent.putExtra(Intent.<text:span text:style-name="T34">EXTRA_TEXT</text:span><text:span text:style-name="T31">, </text:span>txt)<text:span text:style-name="T31">;</text:span></text:p>
      <text:list xml:id="list110623014147546" text:continue-numbering="true" text:style-name="L8">
        <text:list-item>
          <text:p text:style-name="P124">called:</text:p>
        </text:list-item>
        <text:list-item>
          <text:p text:style-name="P125"><text:span text:style-name="T37">// </text:span><text:span text:style-name="T40">TODO (3) Use the getIntent method to store the Intent that started this Activity in a variable</text:span></text:p>
        </text:list-item>
      </text:list>
      <text:p text:style-name="P2">Intent myInt = getIntent()<text:span text:style-name="T31">;</text:span></text:p>
      <text:p text:style-name="P2"><text:span text:style-name="T37">// </text:span><text:span text:style-name="T40">TODO (4) Create an if statement to check if this Intent has the extra we passed from MainActivity</text:span></text:p>
      <text:p text:style-name="P2"><text:span text:style-name="T31">if</text:span>(myInt.hasExtra(Intent.<text:span text:style-name="T34">EXTRA_TEXT</text:span>)){</text:p>
      <text:p text:style-name="P1"><text:s text:c="4"/><text:span text:style-name="T35">mDisplayText</text:span><text:span text:style-name="T18">.setText(myInt.getCharSequenceExtra(Intent.</text:span><text:span text:style-name="T36">EXTRA_TEXT</text:span><text:span text:style-name="T18">))</text:span><text:span text:style-name="T32">;</text:span></text:p>
      <text:p text:style-name="P2">}</text:p>
      <text:p text:style-name="P1"><text:s text:c="4"/><text:span text:style-name="T38">// </text:span><text:span text:style-name="T41">TODO (5) If the Intent contains the correct extra, retrieve the text</text:span></text:p>
      <text:p text:style-name="P7"><text:span text:style-name="T39"><text:s text:c="4"/></text:span><text:span text:style-name="T38">// </text:span><text:span text:style-name="T41">TODO (6) If the Intent contains the correct extra, use it to set the TextView text</text:span></text:p>
      <text:list xml:id="list110622890834459" text:continue-numbering="true" text:style-name="L8">
        <text:list-item>
          <text:p text:style-name="P69">look at intent documentation!</text:p>
        </text:list-item>
        <text:list-item>
          <text:p text:style-name="P70">PutExtra(name, text) </text:p>
          <text:list>
            <text:list-item>
              <text:p text:style-name="P70">the name is the key in a key value pair that is used by Intent.getCharSequenceExtra(name) to reference text.</text:p>
            </text:list-item>
            <text:list-item>
              <text:p text:style-name="P70">Intent.EXTRA_TEXT was passed to putExtra because it made referencing it later easier.</text:p>
            </text:list-item>
          </text:list>
        </text:list-item>
        <text:list-item>
          <text:p text:style-name="P71">GetIntent() is used to get the intent that created the activity. </text:p>
        </text:list-item>
        <text:list-item>
          <text:p text:style-name="P72">You can’t assume that every intent has extra data, so they used myIntent.hasExtra(…)</text:p>
        </text:list-item>
      </text:list>
      <text:p text:style-name="P30"/>
      <text:p text:style-name="P17">Implicit intents</text:p>
      <text:p text:style-name="P17"/>
      <text:list xml:id="list4448973411203482679" text:style-name="L9">
        <text:list-item>
          <text:p text:style-name="P73">Explicit intent: when we know what activity we want to start</text:p>
        </text:list-item>
        <text:list-item>
          <text:p text:style-name="P74"><text:span text:style-name="T42">implicit intent: </text:span>when we don’t know or care about how the request is fulfilled</text:p>
          <text:list>
            <text:list-item>
              <text:p text:style-name="P75">ex:</text:p>
              <text:list>
                <text:list-item>
                  <text:p text:style-name="P75">retrieving a contact or image</text:p>
                </text:list-item>
              </text:list>
            </text:list-item>
          </text:list>
        </text:list-item>
        <text:list-item>
          <text:p text:style-name="P75">Implicit intents tell: </text:p>
          <text:list>
            <text:list-item>
              <text:p text:style-name="P75">an action to be done </text:p>
            </text:list-item>
            <text:list-item>
              <text:p text:style-name="P75">an optional set of data to do it on.</text:p>
            </text:list-item>
          </text:list>
        </text:list-item>
        <text:list-item>
          <text:p text:style-name="P76">For example:</text:p>
          <text:list>
            <text:list-item>
              <text:p text:style-name="P76"><text:soft-page-break/>say your app wants to call another app to make a phone call. Your app shouldn’t care which phone app the user has. They just want to make a call.</text:p>
            </text:list-item>
            <text:list-item>
              <text:p text:style-name="P77">Or say your user’s default camera is open camera instead of whatever the default option is.</text:p>
            </text:list-item>
          </text:list>
        </text:list-item>
        <text:list-item>
          <text:p text:style-name="P78">If the user has more than one app that can fulfill a<text:span text:style-name="T43">n intent</text:span>, the OS will let the user choose which app will fulfill the <text:span text:style-name="T43">intent (and/or make this default option).</text:span></text:p>
        </text:list-item>
      </text:list>
      <text:p text:style-name="P31"/>
      <text:p text:style-name="P18">How Do I Create An Implicit Intent?</text:p>
      <text:p text:style-name="P18"/>
      <text:list xml:id="list6058636109772752846" text:style-name="L10">
        <text:list-item>
          <text:p text:style-name="P79"><text:a xlink:type="simple" xlink:href="https://stackoverflow.com/questions/19167954/use-uri-builder-in-android-or-create-url-with-variables" text:style-name="Internet_20_link" text:visited-style-name="Visited_20_Internet_20_Link">https://stackoverflow.com/questions/19167954/use-uri-builder-in-android-or-create-url-with-variables</text:a></text:p>
        </text:list-item>
        <text:list-item>
          <text:p text:style-name="P80">best way to learn how to create certain functionality:</text:p>
          <text:list>
            <text:list-item>
              <text:p text:style-name="P80">on developer.android.com</text:p>
            </text:list-item>
            <text:list-item>
              <text:p text:style-name="P80"><text:s/>google common intents</text:p>
              <text:list>
                <text:list-item>
                  <text:p text:style-name="P80"><text:bookmark-start text:name="__DdeLink__437_1475435905"/><text:span text:style-name="T44">go to this site </text:span><text:a xlink:type="simple" xlink:href="https://developer.android.com/guide/components/intents-common.html" text:style-name="Internet_20_link" text:visited-style-name="Visited_20_Internet_20_Link">https://developer.android.com/guide/components/intents-common.html</text:a><text:bookmark-end text:name="__DdeLink__437_1475435905"/></text:p>
                </text:list-item>
                <text:list-item>
                  <text:p text:style-name="P82">look on the right side of the screen. Web Browser is one</text:p>
                </text:list-item>
              </text:list>
            </text:list-item>
          </text:list>
        </text:list-item>
        <text:list-item>
          <text:p text:style-name="P83">Most implicit intents include:</text:p>
          <text:list>
            <text:list-item>
              <text:p text:style-name="P83">an action: what you’re trying to do</text:p>
            </text:list-item>
            <text:list-item>
              <text:p text:style-name="P83">a data: the parameters you’re passing to the action</text:p>
              <text:list>
                <text:list-item>
                  <text:p text:style-name="P84">data must be in uri format</text:p>
                </text:list-item>
              </text:list>
            </text:list-item>
          </text:list>
        </text:list-item>
        <text:list-item>
          <text:p text:style-name="P85">in the app:</text:p>
          <text:list>
            <text:list-item>
              <text:p text:style-name="P85">create a <text:span text:style-name="T45">callback</text:span> function <text:span text:style-name="T45">for</text:span> button is presse<text:span text:style-name="T45">s</text:span></text:p>
              <text:list>
                <text:list-item>
                  <text:p text:style-name="P86">this takes a String representing <text:span text:style-name="T46">a </text:span>url</text:p>
                  <text:list>
                    <text:list-item>
                      <text:p text:style-name="P84">this data is pulled from the data uri.</text:p>
                      <text:list>
                        <text:list-item>
                          <text:p text:style-name="P87">A uri is like an address that points to the data you’re passing to the intented action</text:p>
                        </text:list-item>
                      </text:list>
                    </text:list-item>
                  </text:list>
                </text:list-item>
                <text:list-item>
                  <text:p text:style-name="P86">the intent requires a Uri. So the url must be parsed into a uri, then passed into the intent.</text:p>
                </text:list-item>
              </text:list>
            </text:list-item>
            <text:list-item>
              <text:p text:style-name="P88">New Intent(Intent.ACTION_VIEW, webpage);</text:p>
              <text:list>
                <text:list-item>
                  <text:p text:style-name="P89">Intent.ACTION_VIEW tells android system we want to view content</text:p>
                  <text:list>
                    <text:list-item>
                      <text:p text:style-name="P89"><text:span text:style-name="T47">in this case, our content is a webpage with the url specified i</text:span>n <text:span text:style-name="T47">the</text:span> data</text:p>
                    </text:list-item>
                  </text:list>
                </text:list-item>
                <text:list-item>
                  <text:p text:style-name="P88">webpage is the above parsed uri</text:p>
                </text:list-item>
              </text:list>
            </text:list-item>
            <text:list-item>
              <text:p text:style-name="P90">if ( intent.resolveActivity(getPackageManager()) != null ) </text:p>
              <text:list>
                <text:list-item>
                  <text:p text:style-name="P90">This asks if there’s an app that can handle our request (sometimes there’s not)</text:p>
                </text:list-item>
              </text:list>
            </text:list-item>
            <text:list-item>
              <text:p text:style-name="P91">startActivity(intent); actually runs the intent.</text:p>
            </text:list-item>
            <text:list-item>
              <text:p text:style-name="P92">Use if(intent.resolveActivity(getPackageManager()) != null) to ensure you don’t start a bad activity.</text:p>
            </text:list-item>
          </text:list>
        </text:list-item>
      </text:list>
      <text:p text:style-name="P33"/>
      <text:p text:style-name="P19">Opening A Map/ Understanding URLs</text:p>
      <text:p text:style-name="P19"><text:a xlink:type="simple" xlink:href="https://developer.android.com/guide/components/intents-common.html" text:style-name="Internet_20_link" text:visited-style-name="Visited_20_Internet_20_Link"><text:span text:style-name="T6"/></text:a></text:p>
      <text:list xml:id="list5908665508659780517" text:style-name="L11">
        <text:list-item>
          <text:p text:style-name="P113"><text:a xlink:type="simple" xlink:href="https://developer.android.com/guide/components/intents-common.html" text:style-name="Internet_20_link" text:visited-style-name="Visited_20_Internet_20_Link"><text:span text:style-name="T6">https://developer.android.com/guide/components/intents-common.html</text:span></text:a></text:p>
          <text:list>
            <text:list-item>
              <text:p text:style-name="P81">https://developer.android.com/guide/components/intents-common.html#Maps</text:p>
            </text:list-item>
          </text:list>
        </text:list-item>
        <text:list-item>
          <text:p text:style-name="P114"><text:span text:style-name="T6">u</text:span><text:span text:style-name="T4">ri (Uniform Resource Identifier): a string that identifies a resource </text:span></text:p>
          <text:list>
            <text:list-item>
              <text:p text:style-name="P93">used in web pages</text:p>
            </text:list-item>
            <text:list-item>
              <text:p text:style-name="P93">URLs are uris that are used on the web</text:p>
            </text:list-item>
            <text:list-item>
              <text:p text:style-name="P93">uris can be used for many things. In the Map intents, they use the geo uri to identify a physical locaiton with a latitude and longatude.</text:p>
            </text:list-item>
            <text:list-item>
              <text:p text:style-name="P94">Full form of a uri:</text:p>
              <text:p text:style-name="P94"><text:soft-page-break/>scheme:[//[user:password@]host[:port]][/]path[?query][#fragment]</text:p>
              <text:list>
                <text:list-item>
                  <text:p text:style-name="P95">the scheme describes the type of resource we’re referring to.</text:p>
                  <text:list>
                    <text:list-item>
                      <text:p text:style-name="P96">Popular schemes: geo, http, mail to, ftp, file,</text:p>
                    </text:list-item>
                  </text:list>
                </text:list-item>
                <text:list-item>
                  <text:p text:style-name="P115"><text:span text:style-name="T4">Some schemes are followed by // then an authority. The authority </text:span><text:span text:style-name="T7">indicates:</text:span></text:p>
                  <text:list>
                    <text:list-item>
                      <text:p text:style-name="P115"><text:span text:style-name="T7">an optional</text:span><text:span text:style-name="T4"> UN and PW to log in.</text:span></text:p>
                    </text:list-item>
                    <text:list-item>
                      <text:p text:style-name="P116"><text:span text:style-name="T8">T</text:span><text:span text:style-name="T4">he host could be a domain name and an IP</text:span></text:p>
                    </text:list-item>
                    <text:list-item>
                      <text:p text:style-name="P116"><text:span text:style-name="T9">An optional port. T</text:span><text:span text:style-name="T4">he port default is 80 for http unless otherwise stated</text:span></text:p>
                    </text:list-item>
                    <text:list-item>
                      <text:p text:style-name="P117"><text:span text:style-name="T4">mail to is an example of a scheme that doesn’t need an authority; </text:span><text:span text:style-name="T11">it just needs the path.</text:span></text:p>
                    </text:list-item>
                  </text:list>
                </text:list-item>
                <text:list-item>
                  <text:p text:style-name="P97">the path </text:p>
                  <text:list>
                    <text:list-item>
                      <text:p text:style-name="P118"><text:span text:style-name="T4">if the path exists, there must be a / between the authority and the path (as in [/]</text:span><text:span text:style-name="T10">)</text:span></text:p>
                    </text:list-item>
                  </text:list>
                </text:list-item>
                <text:list-item>
                  <text:p text:style-name="P119"><text:span text:style-name="T10">T</text:span><text:span text:style-name="T4">he query is next.</text:span></text:p>
                  <text:list>
                    <text:list-item>
                      <text:p text:style-name="P98">It has no required format other than it must be followed by a ?</text:p>
                    </text:list-item>
                    <text:list-item>
                      <text:p text:style-name="P99">It’s common to use key:value pairs to specify data, but that’s not required</text:p>
                    </text:list-item>
                    <text:list-item>
                      <text:p text:style-name="P100">this isn’t always about searching.</text:p>
                    </text:list-item>
                    <text:list-item>
                      <text:p text:style-name="P120"><text:span text:style-name="T4">This has no official limit of size, but it ususally ranges from 8000 – 190,000 characters </text:span><text:span text:style-name="T12">depending on browser.</text:span></text:p>
                    </text:list-item>
                  </text:list>
                </text:list-item>
                <text:list-item>
                  <text:p text:style-name="P121"><text:span text:style-name="T12">F</text:span><text:span text:style-name="T4">ragment</text:span></text:p>
                  <text:list>
                    <text:list-item>
                      <text:p text:style-name="P101">preceded by a #</text:p>
                    </text:list-item>
                    <text:list-item>
                      <text:p text:style-name="P101">indicates secondary data the path will use</text:p>
                    </text:list-item>
                    <text:list-item>
                      <text:p text:style-name="P102">what it does depends on the path, the browser, and possibly the application being run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20">Creating A Map Intent</text:p>
      <text:p text:style-name="P20"/>
      <text:list xml:id="list2537398069374394555" text:style-name="L12">
        <text:list-item>
          <text:p text:style-name="P103">as you can see here <text:a xlink:type="simple" xlink:href="https://developer.android.com/guide/components/intents-common.html#Maps" text:style-name="Internet_20_link" text:visited-style-name="Visited_20_Internet_20_Link">https://developer.android.com/guide/components/intents-common.html#Maps</text:a></text:p>
          <text:list>
            <text:list-item>
              <text:p text:style-name="P103">to build a geo uri:</text:p>
              <text:p text:style-name="P126"><text:span text:style-name="T48">Uri</text:span> gURI = ((new <text:span text:style-name="T48">Uri</text:span>.Builder()).scheme("geo").query(google).path("0,0")).build();</text:p>
            </text:list-item>
            <text:list-item>
              <text:p text:style-name="P103">to create this Uri’s intent:</text:p>
              <text:p text:style-name="P126"><text:span text:style-name="T48">Intent</text:span> intent = new <text:span text:style-name="T48">Intent</text:span>(<text:span text:style-name="T48">Intent</text:span>.<text:span text:style-name="T49">ACTION_VIEW</text:span>);</text:p>
              <text:p text:style-name="P126">intent.setData(param);</text:p>
            </text:list-item>
          </text:list>
        </text:list-item>
      </text:list>
      <text:p text:style-name="P35"/>
      <text:p text:style-name="P21">Share intent</text:p>
      <text:p text:style-name="P21"/>
      <text:list xml:id="list6342914427059850964" text:style-name="L13">
        <text:list-item>
          <text:p text:style-name="P104">Share intents to a user: click share text button, chooser dialog comes up asking where you want to share to</text:p>
        </text:list-item>
        <text:list-item>
          <text:p text:style-name="P104">sharing data concerns:</text:p>
          <text:list>
            <text:list-item>
              <text:p text:style-name="P104">what type of data </text:p>
            </text:list-item>
            <text:list-item>
              <text:p text:style-name="P104">number of files</text:p>
            </text:list-item>
            <text:list-item>
              <text:p text:style-name="P104">…</text:p>
            </text:list-item>
          </text:list>
        </text:list-item>
        <text:list-item>
          <text:p text:style-name="P104">ShareCompat and its inner class intent builder abstract away the above data sharing concerns so you can chain together the bits you need and ignore those you don’t </text:p>
        </text:list-item>
      </text:list>
      <text:p text:style-name="P36"><text:line-break/></text:p>
      <text:p text:style-name="P36"/>
      <text:p text:style-name="P36"/>
      <text:p text:style-name="P36"/>
      <text:p text:style-name="P22"><text:soft-page-break/>Media types</text:p>
      <text:p text:style-name="P22"/>
      <text:list xml:id="list5226861878951963907" text:style-name="L14">
        <text:list-item>
          <text:p text:style-name="P110">Media Type (aka MIME)<text:span text:style-name="T3">: 2 part identifier that describes Internet content</text:span></text:p>
          <text:list>
            <text:list-item>
              <text:p text:style-name="P105">Multi purpose Internet Mail Extension</text:p>
            </text:list-item>
            <text:list-item>
              <text:p text:style-name="P110"><text:span text:style-name="T13">developed to handle e-mail</text:span><text:span text:style-name="T3"> attachment </text:span><text:span text:style-name="T13">data type </text:span><text:span text:style-name="T14">(.txt .mpg ...)</text:span></text:p>
            </text:list-item>
          </text:list>
        </text:list-item>
        <text:list-item>
          <text:p text:style-name="P110"><text:span text:style-name="T3">MIME </text:span><text:span text:style-name="T14">format: </text:span><text:span text:style-name="T50">top-level type name / subtype name [; parameters]</text:span></text:p>
          <text:list>
            <text:list-item>
              <text:p text:style-name="P106">Sample MIME<text:span text:style-name="T52">s:</text:span></text:p>
              <text:list>
                <text:list-item>
                  <text:p text:style-name="P106"><text:span text:style-name="T51">html:</text:span> <text:bookmark-start text:name="__DdeLink__645_373098766"/>text/html; charset=UTF-8<text:bookmark-end text:name="__DdeLink__645_373098766"/></text:p>
                </text:list-item>
                <text:list-item>
                  <text:p text:style-name="P111">plain text:<text:span text:style-name="T3"> </text:span><text:span text:style-name="T14">text/</text:span><text:span text:style-name="T3">plain</text:span><text:span text:style-name="T14">; charset=UTF-8</text:span></text:p>
                </text:list-item>
                <text:list-item>
                  <text:p text:style-name="P111">rtf:<text:span text:style-name="T3"> </text:span><text:span text:style-name="T14">text/</text:span><text:span text:style-name="T3">rtf</text:span><text:span text:style-name="T14">; charset=UTF-8</text:span></text:p>
                </text:list-item>
                <text:list-item>
                  <text:p text:style-name="P111">image:<text:span text:style-name="T3"> image</text:span><text:span text:style-name="T14">/</text:span><text:span text:style-name="T3">png</text:span><text:span text:style-name="T14">; charset=UTF-8</text:span></text:p>
                </text:list-item>
                <text:list-item>
                  <text:p text:style-name="P111">video:<text:span text:style-name="T3"> video</text:span><text:span text:style-name="T14">/</text:span><text:span text:style-name="T3">mp4</text:span><text:span text:style-name="T14">; charset=UTF-8</text:span></text:p>
                </text:list-item>
              </text:list>
            </text:list-item>
          </text:list>
        </text:list-item>
        <text:list-item>
          <text:p text:style-name="P112"><text:span text:style-name="T14">w</text:span><text:span text:style-name="T3">hen you want to share data between apps you need to specify MIME</text:span></text:p>
        </text:list-item>
      </text:list>
      <text:p text:style-name="P107"/>
      <text:p text:style-name="P23">Implementing a Share Intent</text:p>
      <text:p text:style-name="P23"/>
      <text:list xml:id="list2353966201869679884" text:style-name="L15">
        <text:list-item>
          <text:p text:style-name="P108">pa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8:46:24.885017416</meta:creation-date>
    <dc:date>2017-07-20T15:00:30.371404107</dc:date>
    <meta:editing-duration>P3DT7H11M9S</meta:editing-duration>
    <meta:editing-cycles>114</meta:editing-cycles>
    <meta:generator>LibreOffice/5.1.6.2$Linux_X86_64 LibreOffice_project/10m0$Build-2</meta:generator>
    <meta:document-statistic meta:table-count="0" meta:image-count="0" meta:object-count="0" meta:page-count="6" meta:paragraph-count="196" meta:word-count="1652" meta:character-count="9876" meta:non-whitespace-character-count="8531"/>
  </office:meta>
</office:document-meta>
</file>